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language="de" fo:country="DE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text-properties fo:color="#000000" style:font-name="Liberation Serif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0.8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4.5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0.4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5cm" fo:min-width="0.88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4">Übungsblatt 5</text:p>
      <text:p text:style-name="P4"/>
      <text:p text:style-name="P4"/>
      <text:p text:style-name="P4">Computergraphik I </text:p>
      <text:p text:style-name="P4">WS 14/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gabe: 06.02.2015</text:p>
      <text:p text:style-name="P1"/>
      <text:p text:style-name="P1"/>
      <text:p text:style-name="P1">Gruppe 18</text:p>
      <text:p text:style-name="P1"/>
      <text:p text:style-name="P1">Simon Bahr 350648, </text:p>
      <text:p text:style-name="P1">Friedrich Meckel, 332561</text:p>
      <text:p text:style-name="P1">Tim Spankowski, 345318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ufgabe 2: Theoriefragen</text:p>
      <text:p text:style-name="P2"/>
      <text:p text:style-name="P8"/>
      <text:p text:style-name="P8">1. </text:p>
      <text:p text:style-name="P8"/>
      <text:p text:style-name="P8"/>
      <text:p text:style-name="P6">2.</text:p>
      <text:p text:style-name="P6">a)<text:tab/><text:span text:style-name="T1">Die mittlere Strahlungsdichte wird auch Solarkonstante </text:span><text:span text:style-name="T1">(</text:span><text:span text:style-name="T1">S</text:span><text:span text:style-name="T1">)</text:span><text:span text:style-name="T1"> gennant und gibt an wie viel Energie <text:s/>pro Quadratmeter im Abstand einer Astronomischen Einheit ankommt. </text:span></text:p>
      <text:p text:style-name="P7">Die Sonne beschreibt eine Kugel und der Abstand von einer AE beschreibt demnach ebenfalls eine Kugel. </text:p>
      <text:p text:style-name="P7">Daraus folgt:</text:p>
      <text:p text:style-name="P6"><text:span text:style-name="T1">L = </text:span><text:span text:style-name="T1">3</text:span><text:span text:style-name="T1">,846*10^</text:span><text:span text:style-name="T1">25</text:span><text:span text:style-name="T1"> W = 4 * Pi * AE</text:span><text:span text:style-name="T1">²</text:span><text:span text:style-name="T1"> * S</text:span></text:p>
      <text:p text:style-name="P7">1 AE = 149.597.870.700 m</text:p>
      <text:p text:style-name="P7">Umgestellt:</text:p>
      <text:p text:style-name="P6"><text:span text:style-name="T1">S = L / (4 * Pi * AE</text:span><text:span text:style-name="T1">²</text:span><text:span text:style-name="T1">) = </text:span><text:span text:style-name="T1">136,8 W/m²</text:span></text:p>
      <text:p text:style-name="P6"/>
      <text:p text:style-name="P6"><text:span text:style-name="T1">D</text:span><text:span text:style-name="T1">ies ist die mittlere Strahlungsdichte.</text:span></text:p>
      <text:p text:style-name="P6"/>
      <text:p text:style-name="P7">b) </text:p>
      <text:p text:style-name="P6"><text:span text:style-name="T1">D</text:span><text:span text:style-name="T1">er 21.6 ist der Tag der Sommersonnenwende und um 12 Uhr steht die Sonn</text:span><text:span text:style-name="T1">e</text:span><text:span text:style-name="T1"> an diesem Tag am höchsten. Berlin ist der Sonne also zu diesem Zeitpunkt soweit zugewandt wie es geht.</text:span></text:p>
      <text:p text:style-name="P7">Die Bahn der Erde um die Sonne hat eine Neigung von 0°, hier haben wir also keine Abweichung zu berücksichtigen. Die Neigung der Erde beträgt 23,44° die am Tag der Sommersonnenwende voll zum tragen kommt. Berlin (genauer das Rote Rathaus) befindet sich auf dem Breitengrad 52° 31', in dezimale Grad umgerechnet 52,52°. Der Breitengrad wird jedoch vom Äquator aus gezählt. Die Neigung der Rotationsachse jedoch von der gedachten orthogonalen auf der Erdbahn. </text:p>
      <text:p text:style-name="P7">Nach der Umrechnung bekommen wir den Breitengrad vom Pol aus: 37,48°.</text:p>
      <text:p text:style-name="P7">Diesen addieren wir mit der Neigung: 37,48°+23,44° = 60,92°.</text:p>
      <text:p text:style-name="P6"/>
      <text:p text:style-name="P6"><text:span text:style-name="T1">Wir nehmen an, dass der Quadratmeter </text:span><text:span text:style-name="T1">in Berlin </text:span><text:span text:style-name="T1">an den Himmelsrichtungen ausgerichtet ist</text:span>.</text:p>
      <text:p text:style-name="P7">Die Nord-Süd-Kante des Quadratmeters in Berlin schließt den Winkel alpha= 90°-60,92° = 29,08° mit dem einer ideal gedachten orthogonalen ein, auf die die Sonnenstrahlung fällt.</text:p>
      <text:p text:style-name="P6"><draw:g text:anchor-type="paragraph" draw:z-index="0" draw:style-name="gr1"><draw:line draw:style-name="gr2" draw:text-style-name="P13" svg:x1="3.293cm" svg:y1="1.345cm" svg:x2="3.293cm" svg:y2="4.345cm"><text:p/></draw:line><draw:line draw:style-name="gr2" draw:text-style-name="P13" svg:x1="3.293cm" svg:y1="4.345cm" svg:x2="5.493cm" svg:y2="1.345cm"><text:p/></draw:line><draw:line draw:style-name="gr2" draw:text-style-name="P13" svg:x1="3.293cm" svg:y1="1.345cm" svg:x2="5.593cm" svg:y2="1.345cm"><text:p/></draw:line><draw:polyline draw:style-name="gr2" draw:text-style-name="P13" svg:width="0.708cm" svg:height="0.171cm" svg:x="3.284cm" svg:y="3.173cm" svg:viewBox="0 0 709 172" draw:points="0,0 355,0 677,103 709,172"><text:p/></draw:polyline><draw:line draw:style-name="gr2" draw:text-style-name="P13" svg:x1="3.493cm" svg:y1="3.645cm" svg:x2="3.993cm" svg:y2="4.545cm"><text:p/></draw:line><draw:frame draw:style-name="gr3" draw:text-style-name="P15" svg:width="2.349cm" svg:height="0.983cm" svg:x="3.854cm" svg:y="3.983cm"><draw:text-box><text:p text:style-name="P14"><text:span text:style-name="T4">29.08°</text:span></text:p></draw:text-box></draw:frame><draw:path draw:style-name="gr2" draw:text-style-name="P13" svg:width="0.528cm" svg:height="0.745cm" svg:x="3.281cm" svg:y="1.309cm" svg:viewBox="0 0 529 746" svg:d="m0 744c229 24 336-222 480-347l49-164v-167-66"><text:p/></draw:path><draw:frame draw:style-name="gr4" draw:text-style-name="P15" svg:width="0.682cm" svg:height="0.983cm" svg:x="3.193cm" svg:y="0.945cm"><draw:text-box><text:p text:style-name="P14"><text:span text:style-name="T4">.</text:span></text:p></draw:text-box></draw:frame><draw:frame draw:style-name="gr5" draw:text-style-name="P15" svg:width="8.552cm" svg:height="0.983cm" svg:x="4.793cm" svg:y="2.083cm"><draw:text-box><text:p text:style-name="P14"><text:span text:style-name="T4">1 m (in Berlin auf NS-Achse)</text:span></text:p></draw:text-box></draw:frame><draw:frame draw:style-name="gr6" draw:text-style-name="P15" svg:width="1.634cm" svg:height="0.983cm" svg:x="1.662cm" svg:y="2.145cm"><draw:text-box><text:p text:style-name="P14"><text:span text:style-name="T4">X m</text:span></text:p></draw:text-box></draw:frame><draw:line draw:style-name="gr7" draw:text-style-name="P13" svg:x1="0.161cm" svg:y1="1.644cm" svg:x2="2.361cm" svg:y2="1.644cm"><text:p/></draw:line><draw:frame draw:style-name="gr8" draw:text-style-name="P15" svg:width="2.341cm" svg:height="0.983cm" svg:x="0.03cm" svg:y="0.483cm"><draw:text-box><text:p text:style-name="P14"><text:span text:style-name="T4">Sonne</text:span></text:p></draw:text-box></draw:frame></draw:g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Wir nutzen die Gesetzmäßigkeiten eines rechtwinkligen Dreiecks um x zu ermitteln.</text:p>
      <text:p text:style-name="P7">cos(29,08°) = x/1 = x = 0,87</text:p>
      <text:p text:style-name="P7"/>
      <text:p text:style-name="P7">Der Quadratmeter in Berlin erhält also nur die 0,87 fache Energie eines ideal gedachten Quadratmeters der orthogonal zu den Sonnenstrahlen steht.. </text:p>
      <text:p text:style-name="P7">Es folgt:</text:p>
      <text:p text:style-name="P7">S*0,87 = 1.189,29 W strahlen auf den Quadratmeter in Berlin. Dieser Wert wird jedoch durch die Atmosphäre abgeschwächt und zwar um 22%. </text:p>
      <text:p text:style-name="P7"><text:soft-page-break/>Auf dem Boden kommen also nur 1.189,29 W * 0,78 = 927,65 W an.</text:p>
      <text:p text:style-name="P7">Es gillt:</text:p>
      <text:p text:style-name="P7">W = J/s und 1 min = 60 s</text:p>
      <text:p text:style-name="P7">Somit können wir errechnen 927,65 J/s * 60s = 55.659 J Lichtenergie erreichen in einer Minute den Quadratmeter in Berlin. <text:span text:style-name="T2"><text:s/></text:span></text:p>
      <text:p text:style-name="P6"/>
      <text:p text:style-name="P6">3.</text:p>
      <text:p text:style-name="P7">Die meisten Verbindungen von Radiosity und Raytracing sind sogenannte Multi-Pass-Lösungen. Dabei werden jeweils ein oder mehrere Durchgänge mit Radiosity und Raytracing gerechnet um die Vorteile beider miteinander zu verbinden.</text:p>
      <text:p text:style-name="P7">Radiosity ist gut um die Sehrichtung unabhängige diffuse Lichtverteilung zu berechnen, und Raytracing um die Sehrichtung abhängige spekulare Lichtverteilung zu berechnen.</text:p>
      <text:p text:style-name="P7">Im einfachen Fall berechnet man erst ein Lichtverteilungsbild mit Radiosity und danach nutzt man Raytracing wobei man bei einem auftreffen die bereits mit Radiosity errechneten diffusen Anteile berücksichtigen kann.</text:p>
      <text:p text:style-name="P7"/>
      <text:p text:style-name="P6"/>
      <text:p text:style-name="P6">4.</text:p>
      <text:p text:style-name="P5"/>
      <text:p text:style-name="P10">Vorteile:</text:p>
      <text:p text:style-name="P11">- Schatten, Beleuchtung, Brechung und Reflexion lassen sich komplett darstellen.</text:p>
      <text:p text:style-name="P11">- Lichtquelle und Beobachter werden simuliert und vereinigt (näher an der realen Physik)</text:p>
      <text:p text:style-name="P11">- Besser in <text:span text:style-name="T3">der Berechnung von Kaustiken</text:span></text:p>
      <text:p text:style-name="P10"/>
      <text:p text:style-name="P9">Nachteile:<text:line-break/>- wird die Szene mit zu wenig Strahlen gerendert, ist das Bild verrauscht. Mehr Strahlen → teur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04:51.980000000</meta:creation-date>
    <meta:editing-duration>PT30M45S</meta:editing-duration>
    <meta:editing-cycles>10</meta:editing-cycles>
    <meta:generator>OpenOffice/4.0.1$Win32 OpenOffice.org_project/401m5$Build-9714</meta:generator>
    <dc:date>2015-01-26T14:10:07.51</dc:date>
    <meta:document-statistic meta:table-count="0" meta:image-count="0" meta:object-count="0" meta:page-count="3" meta:paragraph-count="45" meta:word-count="505" meta:character-count="3179"/>
    <meta:user-defined meta:name="Info 1"/>
    <meta:user-defined meta:name="Info 2"/>
    <meta:user-defined meta:name="Info 3"/>
    <meta:user-defined meta:name="Info 4"/>
  </office:meta>
</office:document-meta>
</file>